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1" style:list-style-name="WWNum1"/>
    <style:style style:name="T1" style:family="text">
      <style:text-properties officeooo:rsid="000767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-Commerce Admin Dashboard - Design &amp; Implementation Document</text:h>
      <text:h text:style-name="Heading_20_2" text:outline-level="2">Design Choices Made</text:h>
      <text:h text:style-name="Heading_20_3" text:outline-level="3">Architecture &amp; Technology Stack</text:h>
      <text:list text:style-name="WWNum1">
        <text:list-item>
          <text:p text:style-name="P1"><text:span text:style-name="T1">Nextjs 15</text:span> <text:s/>with TypeScript: Chosen for type safety, better developer experience, and modern <text:span text:style-name="T1">Nextjs javascript Framwork </text:span><text:s/>features</text:p>
        </text:list-item>
        <text:list-item>
          <text:p text:style-name="P1">Redux Toolkit: Selected for predictable state management across the dashboard, especially for products and user data</text:p>
        </text:list-item>
        <text:list-item>
          <text:p text:style-name="P1">Tailwind CSS + Shadcn/UI: Combined for rapid development with consistent, accessible design components</text:p>
        </text:list-item>
        <text:list-item>
          <text:p text:style-name="P1">Recharts: Integrated for data visualization to provide meaningful analytics insights</text:p>
        </text:list-item>
      </text:list>
      <text:h text:style-name="Heading_20_3" text:outline-level="3">State Management Strategy</text:h>
      <text:list text:continue-numbering="true" text:style-name="WWNum1">
        <text:list-item>
          <text:p text:style-name="P1">Redux Persist: Implemented to maintain user preferences and data across browser sessions</text:p>
        </text:list-item>
        <text:list-item>
          <text:p text:style-name="P1">Centralized Store: Products, user profile, and theme preferences managed in Redux slices</text:p>
        </text:list-item>
        <text:list-item>
          <text:p text:style-name="P1">Local State: Form data and UI-specific state kept in component-level state for performance</text:p>
        </text:list-item>
      </text:list>
      <text:h text:style-name="Heading_20_3" text:outline-level="3">UI/UX Design Decisions</text:h>
      <text:list text:continue-numbering="true" text:style-name="WWNum1">
        <text:list-item>
          <text:p text:style-name="P1">Responsive Design: Mobile-first approach with collapsible sidebar for mobile devices</text:p>
        </text:list-item>
        <text:list-item>
          <text:p text:style-name="P1">Dark/Light Theme: Implemented theme toggle for better user experience and accessibility</text:p>
        </text:list-item>
        <text:list-item>
          <text:p text:style-name="P1">Consistent Navigation: Fixed sidebar with clear active state indicators using NavLink</text:p>
        </text:list-item>
        <text:list-item>
          <text:p text:style-name="P1">Card-based Layout: Used cards throughout for better content organization and visual hierarchy</text:p>
        </text:list-item>
      </text:list>
      <text:h text:style-name="Heading_20_3" text:outline-level="3">Component Architecture</text:h>
      <text:list text:continue-numbering="true" text:style-name="WWNum1">
        <text:list-item>
          <text:p text:style-name="P1">Layout Components: Separated dashboard layout from page content for reusability</text:p>
        </text:list-item>
        <text:list-item>
          <text:p text:style-name="P1">Reusable UI Components**: Leveraged Shadcn/UI for consistent design system</text:p>
        </text:list-item>
        <text:list-item>
          <text:p text:style-name="P1"><text:soft-page-break/>Custom Hooks: Created useTheme and useInitializeProducts for logic separation</text:p>
        </text:list-item>
        <text:list-item>
          <text:p text:style-name="P1">Image Upload Component: Built reusable ImageUpload component for both product and profile images</text:p>
        </text:list-item>
      </text:list>
      <text:h text:style-name="Heading_20_2" text:outline-level="2">Challenges Encountered &amp; Solutions</text:h>
      <text:h text:style-name="Heading_20_3" text:outline-level="3">1. State Persistence Challenge</text:h>
      <text:list text:continue-numbering="true" text:style-name="WWNum1">
        <text:list-item>
          <text:p text:style-name="P1">Problem: User data and preferences were lost on page refresh</text:p>
        </text:list-item>
        <text:list-item>
          <text:p text:style-name="P1">Solution: Implemented Redux Persist to automatically save and restore state from localStorage</text:p>
        </text:list-item>
      </text:list>
      <text:h text:style-name="Heading_20_3" text:outline-level="3">2. Image Upload Management</text:h>
      <text:list text:continue-numbering="true" text:style-name="WWNum1">
        <text:list-item>
          <text:p text:style-name="P1">Problem: Handling multiple image uploads for products while maintaining clean UI</text:p>
        </text:list-item>
        <text:list-item>
          <text:p text:style-name="P1">Solution: Created a flexible ImageUpload component that supports both single and multiple uploads with proper validation</text:p>
        </text:list-item>
      </text:list>
      <text:h text:style-name="Heading_20_3" text:outline-level="3">3. Responsive Sidebar Navigation</text:h>
      <text:list text:continue-numbering="true" text:style-name="WWNum1">
        <text:list-item>
          <text:p text:style-name="P1">Problem: Creating a sidebar that works well on both desktop and mobile</text:p>
        </text:list-item>
        <text:list-item>
          <text:p text:style-name="P1">Solution: Implemented collapsible sidebar with overlay for mobile and fixed positioning for desktop</text:p>
        </text:list-item>
      </text:list>
      <text:h text:style-name="Heading_20_3" text:outline-level="3">4. Data Visualization Performance</text:h>
      <text:list text:continue-numbering="true" text:style-name="WWNum1">
        <text:list-item>
          <text:p text:style-name="P1">Problem: Charts causing performance issues with large datasets</text:p>
        </text:list-item>
        <text:list-item>
          <text:p text:style-name="P1">Solution: Used Recharts with proper data filtering and responsive containers for optimal performance</text:p>
        </text:list-item>
      </text:list>
      <text:h text:style-name="Heading_20_3" text:outline-level="3">5. Form Validation &amp; User Feedback</text:h>
      <text:list text:continue-numbering="true" text:style-name="WWNum1">
        <text:list-item>
          <text:p text:style-name="P1">Problem: Ensuring proper form validation and user feedback for product creation</text:p>
        </text:list-item>
        <text:list-item>
          <text:p text:style-name="P1">Solution: Implemented comprehensive validation with toast notifications for immediate user feedback</text:p>
        </text:list-item>
      </text:list>
      <text:h text:style-name="Heading_20_3" text:outline-level="3">6. Theme Management Across Components</text:h>
      <text:list text:continue-numbering="true" text:style-name="WWNum1">
        <text:list-item>
          <text:p text:style-name="P1">Problem: Maintaining consistent theming across all components</text:p>
        </text:list-item>
        <text:list-item>
          <text:p text:style-name="P1">Solution: Used CSS custom properties with Tailwind's dark mode classes and centralized theme managemen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5-27T23:08:17.786133010</dc:date>
    <meta:editing-duration>PT5M28S</meta:editing-duration>
    <meta:generator>LibreOffice/24.2.7.2$Linux_X86_64 LibreOffice_project/420$Build-2</meta:generator>
    <meta:document-statistic meta:table-count="0" meta:image-count="0" meta:object-count="0" meta:page-count="2" meta:paragraph-count="40" meta:word-count="397" meta:character-count="2830" meta:non-whitespace-character-count="2498"/>
    <meta:user-defined meta:name="AppVersion">14.0000</meta:user-defined>
    <meta:template xlink:type="simple" xlink:actuate="onRequest" xlink:title="Normal.dotm" xlink:href=""/>
  </office:meta>
</office:document-meta>
</file>